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AWucDW4enPlMcV72TfCljNY4YMbUtj2tPRUq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13:36:27.628959028</meta:creation-date>
    <dc:date>2024-08-16T13:36:34.753147110</dc:date>
    <meta:editing-duration>PT7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1.8.1$Linux_X86_64 LibreOffice_project/10$Build-1</meta:generator>
  </office:meta>
</office:document-meta>
</file>